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7.009cm" fo:margin-left="0cm" fo:margin-right="-0.009cm" style:page-number="auto" table:align="margins"/>
    </style:style>
    <style:style style:name="Tabela1.A" style:family="table-column">
      <style:table-column-properties style:column-width="2.614cm" style:rel-column-width="10071*"/>
    </style:style>
    <style:style style:name="Tabela1.B" style:family="table-column">
      <style:table-column-properties style:column-width="1.434cm" style:rel-column-width="5525*"/>
    </style:style>
    <style:style style:name="Tabela1.C" style:family="table-column">
      <style:table-column-properties style:column-width="6.535cm" style:rel-column-width="25179*"/>
    </style:style>
    <style:style style:name="Tabela1.D" style:family="table-column">
      <style:table-column-properties style:column-width="0.46cm" style:rel-column-width="1773*"/>
    </style:style>
    <style:style style:name="Tabela1.L" style:family="table-column">
      <style:table-column-properties style:column-width="2.745cm" style:rel-column-width="10576*"/>
    </style:style>
    <style:style style:name="Tabela1.A1" style:family="table-cell">
      <style:table-cell-properties fo:padding="0.097cm" fo:border="0.05pt solid #000000"/>
    </style:style>
    <style:style style:name="Tabela1.A2" style:family="table-cell" style:data-style-name="N0">
      <style:table-cell-properties style:vertical-align="middle"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data-style-name="N0">
      <style:table-cell-properties fo:padding="0.097cm" fo:border-left="0.05pt solid #000000" fo:border-right="none" fo:border-top="none" fo:border-bottom="0.05pt solid #000000"/>
    </style:style>
    <style:style style:name="Tabela1.E3" style:family="table-cell" style:data-style-name="N0">
      <style:table-cell-properties fo:padding="0.097cm" fo:border-left="0.05pt solid #000000" fo:border-right="none" fo:border-top="none" fo:border-bottom="0.05pt solid #000000"/>
    </style:style>
    <style:style style:name="Tabela1.F3" style:family="table-cell" style:data-style-name="N0">
      <style:table-cell-properties fo:padding="0.097cm" fo:border-left="0.05pt solid #000000" fo:border-right="none" fo:border-top="none" fo:border-bottom="0.05pt solid #000000"/>
    </style:style>
    <style:style style:name="Tabela1.G3" style:family="table-cell" style:data-style-name="N0">
      <style:table-cell-properties fo:padding="0.097cm" fo:border-left="0.05pt solid #000000" fo:border-right="none" fo:border-top="none" fo:border-bottom="0.05pt solid #000000"/>
    </style:style>
    <style:style style:name="Tabela1.H3" style:family="table-cell" style:data-style-name="N0">
      <style:table-cell-properties fo:padding="0.097cm" fo:border-left="0.05pt solid #000000" fo:border-right="none" fo:border-top="none" fo:border-bottom="0.05pt solid #000000"/>
    </style:style>
    <style:style style:name="Tabela1.I3" style:family="table-cell" style:data-style-name="N0">
      <style:table-cell-properties fo:padding="0.097cm" fo:border-left="0.05pt solid #000000" fo:border-right="none" fo:border-top="none" fo:border-bottom="0.05pt solid #000000"/>
    </style:style>
    <style:style style:name="Tabela1.J3" style:family="table-cell" style:data-style-name="N0">
      <style:table-cell-properties fo:padding="0.097cm" fo:border-left="0.05pt solid #000000" fo:border-right="none" fo:border-top="none" fo:border-bottom="0.05pt solid #000000"/>
    </style:style>
    <style:style style:name="Tabela1.K3" style:family="table-cell" style:data-style-name="N0">
      <style:table-cell-properties fo:padding="0.097cm" fo:border-left="0.05pt solid #000000" fo:border-right="none"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none" fo:border-top="none" fo:border-bottom="0.05pt solid #000000"/>
    </style:style>
    <style:style style:name="Tabela1.E4" style:family="table-cell">
      <style:table-cell-properties fo:padding="0.097cm" fo:border-left="0.05pt solid #000000" fo:border-right="none" fo:border-top="none" fo:border-bottom="0.05pt solid #000000"/>
    </style:style>
    <style:style style:name="Tabela1.F4" style:family="table-cell">
      <style:table-cell-properties fo:padding="0.097cm" fo:border-left="0.05pt solid #000000" fo:border-right="none" fo:border-top="none" fo:border-bottom="0.05pt solid #000000"/>
    </style:style>
    <style:style style:name="Tabela1.G4" style:family="table-cell">
      <style:table-cell-properties fo:padding="0.097cm" fo:border-left="0.05pt solid #000000" fo:border-right="none" fo:border-top="none" fo:border-bottom="0.05pt solid #000000"/>
    </style:style>
    <style:style style:name="Tabela1.H4" style:family="table-cell">
      <style:table-cell-properties fo:padding="0.097cm" fo:border-left="0.05pt solid #000000" fo:border-right="none" fo:border-top="none" fo:border-bottom="0.05pt solid #000000"/>
    </style:style>
    <style:style style:name="Tabela1.I4" style:family="table-cell">
      <style:table-cell-properties fo:padding="0.097cm" fo:border-left="0.05pt solid #000000" fo:border-right="none" fo:border-top="none" fo:border-bottom="0.05pt solid #000000"/>
    </style:style>
    <style:style style:name="Tabela1.J4" style:family="table-cell">
      <style:table-cell-properties fo:padding="0.097cm" fo:border-left="0.05pt solid #000000" fo:border-right="none" fo:border-top="none" fo:border-bottom="0.05pt solid #000000"/>
    </style:style>
    <style:style style:name="Tabela1.K4" style:family="table-cell">
      <style:table-cell-properties fo:padding="0.097cm" fo:border-left="0.05pt solid #000000" fo:border-right="none"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style="normal" fo:font-weight="normal" style:font-style-asian="normal" style:font-weight-asian="normal" style:font-style-complex="normal" style:font-weight-complex="normal"/>
    </style:style>
    <style:style style:name="P3" style:family="paragraph" style:parent-style-name="Table_20_Contents">
      <style:paragraph-properties fo:text-align="center" style:justify-single-word="false"/>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fo:font-weight="normal" officeooo:rsid="0025d205" officeooo:paragraph-rsid="0025d205" style:font-weight-asian="normal" style:font-weight-complex="normal"/>
    </style:style>
    <style:style style:name="P5" style:family="paragraph" style:parent-style-name="Table_20_Contents">
      <style:paragraph-properties fo:text-align="center" style:justify-single-word="false"/>
      <style:text-properties fo:font-weight="normal" officeooo:rsid="00274b47" officeooo:paragraph-rsid="00274b47" style:font-weight-asian="normal" style:font-weight-complex="normal"/>
    </style:style>
    <style:style style:name="P6" style:family="paragraph" style:parent-style-name="Table_20_Contents">
      <style:text-properties fo:font-weight="bold" officeooo:rsid="001dbee8" officeooo:paragraph-rsid="001dbee8" style:font-weight-asian="bold" style:font-weight-complex="bold"/>
    </style:style>
    <style:style style:name="P7" style:family="paragraph" style:parent-style-name="Table_20_Contents">
      <style:paragraph-properties fo:text-align="center" style:justify-single-word="false"/>
      <style:text-properties fo:font-weight="bold" officeooo:rsid="001dbee8" officeooo:paragraph-rsid="001dbee8" style:font-weight-asian="bold" style:font-weight-complex="bold"/>
    </style:style>
    <style:style style:name="P8" style:family="paragraph" style:parent-style-name="Table_20_Contents">
      <style:paragraph-properties fo:text-align="center" style:justify-single-word="false"/>
      <style:text-properties fo:font-size="40pt" officeooo:rsid="001dbee8" officeooo:paragraph-rsid="001dbee8" style:font-size-asian="40pt" style:font-size-complex="40pt"/>
    </style:style>
    <style:style style:name="P9" style:family="paragraph" style:parent-style-name="Table_20_Contents">
      <style:text-properties fo:font-style="italic" fo:font-weight="bold" officeooo:rsid="001dbee8" officeooo:paragraph-rsid="001dbee8"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style:font-name="Times New Roman" fo:font-weight="normal" officeooo:rsid="001f874d" officeooo:paragraph-rsid="001f874d" style:font-weight-asian="normal" style:font-weight-complex="normal"/>
    </style:style>
    <style:style style:name="P11" style:family="paragraph" style:parent-style-name="Standard">
      <style:text-properties style:font-name="Times New Roman" fo:font-style="normal" fo:font-weight="bold" officeooo:rsid="00224945" officeooo:paragraph-rsid="00224945" style:font-style-asian="normal" style:font-weight-asian="bold" style:font-style-complex="normal" style:font-weight-complex="bold"/>
    </style:style>
    <style:style style:name="P12" style:family="paragraph" style:parent-style-name="Standard">
      <style:text-properties style:font-name="Times New Roman" fo:font-style="normal" fo:font-weight="bold" officeooo:rsid="00243efa" officeooo:paragraph-rsid="00243efa" style:font-style-asian="normal" style:font-weight-asian="bold" style:font-style-complex="normal" style:font-weight-complex="bold"/>
    </style:style>
    <style:style style:name="P13" style:family="paragraph" style:parent-style-name="Standard">
      <style:text-properties style:font-name="Times New Roman" fo:font-style="normal" fo:font-weight="normal" officeooo:rsid="00224945" officeooo:paragraph-rsid="00224945" style:font-style-asian="normal" style:font-weight-asian="normal" style:font-style-complex="normal" style:font-weight-complex="normal"/>
    </style:style>
    <style:style style:name="P14" style:family="paragraph" style:parent-style-name="Standard">
      <style:text-properties style:font-name="Times New Roman" fo:font-style="normal" fo:font-weight="normal" officeooo:rsid="00284974" officeooo:paragraph-rsid="00284974"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Times New Roman" fo:font-style="normal" fo:font-weight="normal" officeooo:rsid="00284974" officeooo:paragraph-rsid="00284974" style:font-style-asian="normal" style:font-weight-asian="normal" style:font-style-complex="normal" style:font-weight-complex="normal"/>
    </style:style>
    <style:style style:name="P16" style:family="paragraph" style:parent-style-name="Standard">
      <style:text-properties style:font-name="Times New Roman" fo:font-style="italic" fo:font-weight="normal" officeooo:rsid="00211565" officeooo:paragraph-rsid="00211565" style:font-style-asian="italic" style:font-weight-asian="normal" style:font-style-complex="italic"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284974"/>
    </style:style>
    <style:style style:name="P20" style:family="paragraph" style:parent-style-name="Standard">
      <style:text-properties fo:font-weight="normal" officeooo:rsid="00284974" officeooo:paragraph-rsid="00284974" style:font-weight-asian="normal" style:font-weight-complex="normal"/>
    </style:style>
    <style:style style:name="P21" style:family="paragraph" style:parent-style-name="Standard">
      <style:text-properties style:font-name="Consolas" fo:font-size="9.5pt" fo:font-style="normal" fo:font-weight="normal" officeooo:rsid="00284974" officeooo:paragraph-rsid="00284974" style:font-size-asian="9.5pt" style:font-style-asian="normal" style:font-weight-asian="normal" style:font-style-complex="normal" style:font-weight-complex="normal"/>
    </style:style>
    <style:style style:name="P22" style:family="paragraph" style:parent-style-name="Standard">
      <style:text-properties fo:color="#000000" style:font-name="Consolas" fo:font-size="9.5pt" style:font-size-asian="9.5pt"/>
    </style:style>
    <style:style style:name="P23" style:family="paragraph" style:parent-style-name="Standard">
      <style:paragraph-properties fo:text-align="justify" style:justify-single-word="false"/>
      <style:text-properties style:font-name="Times New Roman" fo:font-style="normal" fo:font-weight="normal" officeooo:rsid="00299a9e" officeooo:paragraph-rsid="00299a9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Times New Roman" fo:font-style="normal" fo:font-weight="normal" officeooo:rsid="002a2025" officeooo:paragraph-rsid="002a2025"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Times New Roman" fo:font-style="normal" fo:font-weight="normal" officeooo:rsid="002a6ef0" officeooo:paragraph-rsid="002a6ef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Times New Roman" fo:font-style="normal" fo:font-weight="bold" officeooo:rsid="002a2025" officeooo:paragraph-rsid="002a2025" style:font-style-asian="normal" style:font-weight-asian="bold" style:font-style-complex="normal" style:font-weight-complex="bold"/>
    </style:style>
    <style:style style:name="T1" style:family="text">
      <style:text-properties officeooo:rsid="001f874d"/>
    </style:style>
    <style:style style:name="T2" style:family="text">
      <style:text-properties style:font-name="Times New Roman" fo:font-weight="normal" officeooo:rsid="00211565" style:font-weight-asian="normal" style:font-weight-complex="normal"/>
    </style:style>
    <style:style style:name="T3" style:family="text">
      <style:text-properties style:font-name="Times New Roman" fo:font-size="12pt" fo:font-style="italic" style:font-size-asian="12pt" style:font-style-asian="italic" style:font-size-complex="12pt" style:font-style-complex="italic"/>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style:font-name="Times New Roman" fo:font-size="12pt" fo:font-style="normal" officeooo:rsid="00211565" style:font-size-asian="12pt" style:font-style-asian="normal" style:font-size-complex="12pt" style:font-style-complex="normal"/>
    </style:style>
    <style:style style:name="T6" style:family="text">
      <style:text-properties style:font-name="Times New Roman" fo:font-style="normal" fo:font-weight="normal" officeooo:rsid="00284974" style:font-style-asian="normal" style:font-weight-asian="normal" style:font-style-complex="normal" style:font-weight-complex="normal"/>
    </style:style>
    <style:style style:name="T7" style:family="text">
      <style:text-properties style:font-name="Times New Roman" fo:font-style="normal" fo:font-weight="normal" officeooo:rsid="00299a9e" style:font-style-asian="normal" style:font-weight-asian="normal" style:font-style-complex="normal" style:font-weight-complex="normal"/>
    </style:style>
    <style:style style:name="T8" style:family="text">
      <style:text-properties style:font-name="Consolas" fo:font-size="9.5pt" style:font-size-asian="9.5pt"/>
    </style:style>
    <style:style style:name="T9" style:family="text">
      <style:text-properties fo:color="#0000ff" style:font-name="Consolas" fo:font-size="9.5pt" style:font-size-asian="9.5pt"/>
    </style:style>
    <style:style style:name="T10" style:family="text">
      <style:text-properties fo:color="#000000" style:font-name="Consolas" fo:font-size="9.5pt" style:font-size-asian="9.5pt"/>
    </style:style>
    <style:style style:name="T11" style:family="text">
      <style:text-properties fo:color="#000000" style:font-name="Consolas" fo:font-size="9.5pt" style:font-size-asian="9.5pt"/>
    </style:style>
    <style:style style:name="T12" style:family="text">
      <style:text-properties fo:color="#008000" style:font-name="Consolas" fo:font-size="9.5pt" style:font-size-asian="9.5pt"/>
    </style:style>
    <style:style style:name="T13" style:family="text">
      <style:text-properties fo:color="#008000" style:font-name="Consolas" fo:font-size="9.5pt" style:font-size-asian="9.5pt"/>
    </style:style>
    <style:style style:name="T14" style:family="text">
      <style:text-properties fo:color="#a31515" style:font-name="Consolas" fo:font-size="9.5pt" style:font-size-asian="9.5pt"/>
    </style:style>
    <style:style style:name="T15" style:family="text">
      <style:text-properties style:font-name="Consolas" fo:font-size="9.5pt" style:font-size-asian="9.5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number-columns-repeated="8"/>
        <table:table-column table:style-name="Tabela1.L"/>
        <table:table-row>
          <table:table-cell table:style-name="Tabela1.A1" table:number-columns-spanned="12" office:value-type="string">
            <text:p text:style-name="P1">Programowanie usług sieciowych</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1.A2" table:number-rows-spanned="3" office:value-type="float" office:value="3">
            <text:p text:style-name="P8">3</text:p>
          </table:table-cell>
          <table:table-cell table:style-name="Tabela1.B4" office:value-type="string">
            <text:p text:style-name="P2">Temat:</text:p>
          </table:table-cell>
          <table:table-cell table:style-name="Tabela1.C4" office:value-type="string">
            <text:p text:style-name="P9">Opcje IP i gniazda surowe</text:p>
          </table:table-cell>
          <table:table-cell table:style-name="Tabela1.D2" table:number-columns-spanned="8" office:value-type="string">
            <text:p text:style-name="P2">Zadania:</text:p>
          </table:table-cell>
          <table:covered-table-cell/>
          <table:covered-table-cell/>
          <table:covered-table-cell/>
          <table:covered-table-cell/>
          <table:covered-table-cell/>
          <table:covered-table-cell/>
          <table:covered-table-cell/>
          <table:table-cell table:style-name="Tabela1.L4" office:value-type="string">
            <text:p text:style-name="Table_20_Contents">Data:</text:p>
          </table:table-cell>
        </table:table-row>
        <table:table-row>
          <table:covered-table-cell/>
          <table:table-cell table:style-name="Tabela1.B4" office:value-type="string">
            <text:p text:style-name="P2">Autor:</text:p>
          </table:table-cell>
          <table:table-cell table:style-name="Tabela1.C4" office:value-type="string">
            <text:p text:style-name="P6">Adam Wójs</text:p>
          </table:table-cell>
          <table:table-cell table:style-name="Tabela1.D3" office:value-type="float" office:value="1">
            <text:p text:style-name="P3">1</text:p>
          </table:table-cell>
          <table:table-cell table:style-name="Tabela1.E3" office:value-type="float" office:value="2">
            <text:p text:style-name="P3">2</text:p>
          </table:table-cell>
          <table:table-cell table:style-name="Tabela1.F3" office:value-type="float" office:value="3">
            <text:p text:style-name="P3">3</text:p>
          </table:table-cell>
          <table:table-cell table:style-name="Tabela1.G3" office:value-type="float" office:value="4">
            <text:p text:style-name="P3">4</text:p>
          </table:table-cell>
          <table:table-cell table:style-name="Tabela1.H3" office:value-type="float" office:value="5">
            <text:p text:style-name="P3">5</text:p>
          </table:table-cell>
          <table:table-cell table:style-name="Tabela1.I3" office:value-type="float" office:value="6">
            <text:p text:style-name="P3">6</text:p>
          </table:table-cell>
          <table:table-cell table:style-name="Tabela1.J3" office:value-type="float" office:value="7">
            <text:p text:style-name="P3">7</text:p>
          </table:table-cell>
          <table:table-cell table:style-name="Tabela1.K3" office:value-type="float" office:value="8">
            <text:p text:style-name="P3">8</text:p>
          </table:table-cell>
          <table:table-cell table:style-name="Tabela1.L4" office:value-type="string">
            <text:p text:style-name="P7">16 X 2013</text:p>
          </table:table-cell>
        </table:table-row>
        <table:table-row>
          <table:covered-table-cell/>
          <table:table-cell table:style-name="Tabela1.B4" office:value-type="string">
            <text:p text:style-name="P2">Autor:</text:p>
          </table:table-cell>
          <table:table-cell table:style-name="Tabela1.C4" office:value-type="string">
            <text:p text:style-name="P6">Marek Zając</text:p>
          </table:table-cell>
          <table:table-cell table:style-name="Tabela1.K4" office:value-type="string">
            <text:p text:style-name="P4">E</text:p>
          </table:table-cell>
          <table:table-cell table:style-name="Tabela1.K4" office:value-type="string">
            <text:p text:style-name="P4">E</text:p>
          </table:table-cell>
          <table:table-cell table:style-name="Tabela1.K4" office:value-type="string">
            <text:p text:style-name="P4">H</text:p>
          </table:table-cell>
          <table:table-cell table:style-name="Tabela1.K4" office:value-type="string">
            <text:p text:style-name="P4">H</text:p>
          </table:table-cell>
          <table:table-cell table:style-name="Tabela1.K4" office:value-type="string">
            <text:p text:style-name="P5">H</text:p>
          </table:table-cell>
          <table:table-cell table:style-name="Tabela1.K4" office:value-type="string">
            <text:p text:style-name="P3"/>
          </table:table-cell>
          <table:table-cell table:style-name="Tabela1.K4" office:value-type="string">
            <text:p text:style-name="P3"/>
          </table:table-cell>
          <table:table-cell table:style-name="Tabela1.K4" office:value-type="string">
            <text:p text:style-name="P3"/>
          </table:table-cell>
          <table:table-cell table:style-name="Tabela1.L4" office:value-type="string">
            <text:p text:style-name="P7">19:30 – 21:00</text:p>
          </table:table-cell>
        </table:table-row>
      </table:table>
      <text:p text:style-name="Standard"/>
      <text:p text:style-name="P20">Przy wykonywaniu zadań korzystaliśmy ze środowiska Microsoft Visual Studio 2010.</text:p>
      <text:p text:style-name="P20"/>
      <text:p text:style-name="P17">Zadanie 1. <text:span text:style-name="T1">Wyznaczanie trasy przez nadawcę</text:span></text:p>
      <text:p text:style-name="P10">Podana w zadaniu opcja, ma całkowity rozmiar 40B, z czego 4 bajty przeznaczone są na NOP, typ, długość i wskaźnik. Zostaje nam 36 bajtów dla adresów IP. Wiedząc, że jeden adres ma rozmiar 4B możemy policzyć, że przy podanej opcji datagram będzie mógł przejść maksymalnie przez 9 węzłów.</text:p>
      <text:p text:style-name="P18"><text:span text:style-name="T2">Opcje przekazane do funkcji </text:span><text:span text:style-name="T3">setsockopt()</text:span><text:span text:style-name="T4"> </text:span><text:span text:style-name="T5">definują, że położenie adresów IP będzie wyrównywane do wielokrotności 4 bajtów, trasa datagramu jest ściśle określona, długość opcji to 15 bajtów, pierwszy bajt adresu IP ma numer 4, datagram przejdzie przejdzie przez węzły o adresach 192.168.1.1, 192.168.5.1 oraz 192.168.0.1 .</text:span></text:p>
      <text:p text:style-name="P16"/>
      <text:p text:style-name="P11">Zadanie 2. Gniazda surowe – protokół UDP</text:p>
      <text:p text:style-name="P13"/>
      <text:p text:style-name="P12">Zadanie 3. WinPcap – protokuł TCP</text:p>
      <text:p text:style-name="P15">Aby program SYN flood'ował zadany adres IP należało w nagłówku TCP ustawić odpowiednią flagę:</text:p>
      <text:p text:style-name="P21">tcp-&gt;th_flags = TH_SYN;</text:p>
      <text:p text:style-name="P15">Program korzysta z biblioteki WinPcap. Jednym z problemów był brak w dokumentacji informacji o potrzebie użycia definicji</text:p>
      <text:p text:style-name="P14"><text:span text:style-name="T9">#define</text:span><text:span text:style-name="T10"> HAVE_REMOTE</text:span></text:p>
      <text:p text:style-name="P19"><text:span text:style-name="T6">Bez której nie była dostępna m.in. funkcja </text:span><text:span text:style-name="T8">pcap_findalldevs_ex</text:span></text:p>
      <text:p text:style-name="P19"><text:span text:style-name="T7">Wybrane opcje nagłówków</text:span><text:span text:style-name="T6"> IP i TCP zostały wypełnione w następujący sposób:</text:span></text:p>
      <text:p text:style-name="P22">tcp-&gt;th_ack = 0;</text:p>
      <text:p text:style-name="P22">tcp-&gt;th_off = 0;</text:p>
      <text:p text:style-name="Standard"><text:span text:style-name="T10">tcp-&gt;th_sum = internet_checksum((</text:span><text:span text:style-name="T9">unsigned</text:span><text:span text:style-name="T10"> </text:span><text:span text:style-name="T9">short</text:span><text:span text:style-name="T10"> *)tcp, </text:span><text:span text:style-name="T9">sizeof</text:span><text:span text:style-name="T10">(</text:span><text:span text:style-name="T9">struct</text:span><text:span text:style-name="T10"> tcphdr) + </text:span><text:span text:style-name="T9">sizeof</text:span><text:span text:style-name="T10">(</text:span><text:span text:style-name="T9">struct</text:span><text:span text:style-name="T10"> phdr));</text:span></text:p>
      <text:p text:style-name="P22">tcp-&gt;th_win = 512;</text:p>
      <text:p text:style-name="P22">tcp-&gt;th_flags = TH_SYN;</text:p>
      <text:p text:style-name="P22"/>
      <text:p text:style-name="P22">iphdr-&gt;ip_p = IPPROTO_TCP;</text:p>
      <text:p text:style-name="Standard"><text:span text:style-name="T10">iphdr-&gt;ip_src.S_un.S_addr = inet_addr(</text:span><text:span text:style-name="T14">"192.168.0.1"</text:span><text:span text:style-name="T10">); </text:span><text:span text:style-name="T12">//"losowy" adres zrodlowy</text:span></text:p>
      <text:p text:style-name="Standard"><text:span text:style-name="T10">iphdr-&gt;ip_sum = internet_checksum((</text:span><text:span text:style-name="T9">unsigned</text:span><text:span text:style-name="T10"> </text:span><text:span text:style-name="T9">short</text:span><text:span text:style-name="T10"> *)tcp, </text:span><text:span text:style-name="T9">sizeof</text:span><text:span text:style-name="T10">(</text:span><text:span text:style-name="T9">struct</text:span><text:span text:style-name="T10"> tcphdr) + </text:span><text:span text:style-name="T9">sizeof</text:span><text:span text:style-name="T10">(</text:span><text:span text:style-name="T9">struct</text:span><text:span text:style-name="T10"> phdr));</text:span></text:p>
      <text:p text:style-name="P22">iphdr-&gt;ip_v = 4;</text:p>
      <text:p text:style-name="P23">Program wysyła na podany jako parametr adres w nieskończonej pętli, w odstępach 1 sekundy pakiet TCP zawierający jedynie nagłówek, bez danych, z ustawioną flagą SYN, która mówi odbiorcy, że wymagany jest pakiet zwrotny służący do synchronizacji. Przy odpowiednio częstym wysyłaniu takich pakietów następuje przeciążenie łącza odbiorcy lub przepełnienie jego tablicy połączeń, jest to atak typu SYN flood.</text:p>
      <text:p text:style-name="P23"/>
      <text:p text:style-name="P26">Zadanie 4. Gniazda surowe – protokół IPv6</text:p>
      <text:p text:style-name="P24">Program jest bardzo pobodny do programu pokazanego w zadaniu 2, dlatego większość kodu została z niego skopiowana. Różni się jedynie użyciem IPv6 zamiast IPv4. Nagłówek IP został wypełniony następująco:</text:p>
      <text:p text:style-name="P24"><text:span text:style-name="T8">inet_pton(AF_INET6, SOURCE_ADDRESS, &amp;ip_header-&gt;ip_src); </text:span><text:span text:style-name="T12">//adres zrodlowy</text:span></text:p>
      <text:p text:style-name="Standard"><text:span text:style-name="T10">inet_pton(AF_INET6, argv[1], &amp;ip_header-&gt;ip_dst); </text:span><text:span text:style-name="T12">//adres docelowy</text:span></text:p>
      <text:p text:style-name="Standard"><text:span text:style-name="T10">ip_header-&gt;ip_v_tc_flow <text:s text:c="8"/>= <text:s text:c="2"/>6; </text:span><text:span text:style-name="T12">/* Wersja protokolu (IPv6). */</text:span></text:p>
      <text:p text:style-name="Standard"><text:span text:style-name="T10">ip_header-&gt;ip_hop <text:s text:c="14"/>= <text:s text:c="2"/>128;</text:span></text:p>
      <text:p text:style-name="Standard"><text:soft-page-break/><text:span text:style-name="T10">ip_header-&gt;ip_pl <text:s text:c="14"/>= <text:s text:c="2"/>36;</text:span></text:p>
      <text:p text:style-name="P25">Program wysyła co sekundę pakiet UDP na, podany jako parametr przy uruchamianiu, adres 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ztof Rzecki</meta:initial-creator>
    <meta:creation-date>2012-03-07T14:09:22.82</meta:creation-date>
    <dc:date>2013-10-15T21:58:43.663000000</dc:date>
    <meta:editing-duration>PT1H21M36S</meta:editing-duration>
    <meta:editing-cycles>60</meta:editing-cycles>
    <meta:generator>LibreOffice/4.1.2.3$Windows_x86 LibreOffice_project/40b2d7fde7e8d2d7bc5a449dc65df4d08a7dd38</meta:generator>
    <meta:document-statistic meta:table-count="1" meta:image-count="0" meta:object-count="0" meta:page-count="2" meta:paragraph-count="57" meta:word-count="387" meta:character-count="2755" meta:non-whitespace-character-count="2379"/>
  </office:meta>
</office:document-meta>
</file>